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81cm" svg:height="0.9cm" draw:z-index="0"><draw:image xlink:href="../../odt/images/0636.png" xlink:type="simple" xlink:show="embed" xlink:actuate="onLoad"/></draw:frame></text:p>
          </table:table-cell>
          <table:table-cell table:style-name="Table1.B1" office:value-type="string">
            <text:h text:style-name="P3" text:outline-level="1">Гидроусилитель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88cm" svg:height="1.06cm" draw:z-index="1"><draw:image xlink:href="../../odt/images/0636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дроусилитель</dc:title>
    <dc:date>2014-12-01T18:22:38.35</dc:date>
    <meta:generator>OpenOffice/4.1.1$Win32 OpenOffice.org_project/411m6$Build-9775</meta:generator>
    <meta:editing-duration>PT3H5M33S</meta:editing-duration>
    <meta:editing-cycles>83</meta:editing-cycles>
    <meta:print-date>2011-11-10T16:21:48.35</meta:print-date>
    <meta:document-statistic meta:table-count="1" meta:image-count="2" meta:object-count="0" meta:page-count="1" meta:paragraph-count="5" meta:word-count="5" meta:character-count="33"/>
    <meta:user-defined meta:name="Поле 1"/>
    <meta:user-defined meta:name="Поле 2"/>
    <meta:user-defined meta:name="Поле 3"/>
    <meta:user-defined meta:name="Поле 4"/>
  </office:meta>
</office:document-meta>
</file>